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Standard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ariera w Winckler Personal</text:p>
      <text:p text:style-name="Standard"/>
      <text:p text:style-name="Standard">Poszukujemy specjalistów do zespołów rekrutacji do działów HR oraz Działu Zagranicznego.</text:p>
      <text:p text:style-name="Standard"/>
      <text:p text:style-name="P1">Możemy zaoferować Ci rozwój w następujących obszarach:</text:p>
      <text:list xml:id="list34170576" text:style-name="L1">
        <text:list-item>
          <text:p text:style-name="P2"><text:span text:style-name="Strong_20_Emphasis">Dział HR</text:span></text:p>
        </text:list-item>
      </text:list>
      <text:list xml:id="list34196481" text:style-name="L2">
        <text:list-item>
          <text:p text:style-name="P3"><text:span text:style-name="Strong_20_Emphasis">Dział Zagraniczny</text:span></text:p>
        </text:list-item>
      </text:list>
      <text:p text:style-name="Standard">Sądzisz, że Twoja osobowość pasuje do naszego zespołu?</text:p>
      <text:p text:style-name="Standard">Jesteś intrawertykiem czy ekstrawertykiem?</text:p>
      <text:p text:style-name="Standard">Chcesz podnieść swoje kwalifikacje?</text:p>
      <text:p text:style-name="Standard">Chcesz osiągnąć sukces zawodowy?</text:p>
      <text:p text:style-name="Standard">Wyróżniasz sie spośród otoczenia?</text:p>
      <text:p text:style-name="Standard">Jesteś pełen entuzjazmu?</text:p>
      <text:p text:style-name="Standard"/>
      <text:p text:style-name="Standard">Chcemy poznać Ciebie!</text:p>
      <text:p text:style-name="Standard"/>
      <text:p text:style-name="Standard">Naszym pracownikom oferujemy motywacyjny system wynagrodzeń (podstawa + system premiowy), liczne szkolenia oraz możliwości rozwoj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5M16S</meta:editing-duration>
    <meta:editing-cycles>7</meta:editing-cycles>
    <meta:generator>OpenOffice.org/3.3$Win32 OpenOffice.org_project/330m20$Build-9567</meta:generator>
    <dc:date>2013-09-22T14:05:07.05</dc:date>
    <dc:creator>admin admin</dc:creator>
    <meta:document-statistic meta:table-count="0" meta:image-count="0" meta:object-count="0" meta:page-count="1" meta:paragraph-count="13" meta:word-count="73" meta:character-count="568"/>
    <meta:user-defined meta:name="Info 1"/>
    <meta:user-defined meta:name="Info 2"/>
    <meta:user-defined meta:name="Info 3"/>
    <meta:user-defined meta:name="Info 4"/>
  </office:meta>
</office:document-meta>
</file>